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949cm" fo:min-width="5.527cm"/>
    </style:style>
    <style:style style:name="gr2" style:family="graphic" style:parent-style-name="standard">
      <style:graphic-properties svg:stroke-color="#000000" draw:fill="solid" draw:fill-color="#3399ff" draw:textarea-horizontal-align="justify" draw:textarea-vertical-align="middle" draw:auto-grow-height="false" fo:min-height="0.23cm" fo:min-width="0.937cm"/>
    </style:style>
    <style:style style:name="gr3" style:family="graphic" style:parent-style-name="standard">
      <style:graphic-properties svg:stroke-color="#000000" draw:fill="solid" draw:fill-color="#ffffff" draw:textarea-horizontal-align="justify" draw:textarea-vertical-align="middle" draw:auto-grow-height="false" fo:min-height="0.231cm" fo:min-width="1.33cm"/>
    </style:style>
    <style:style style:name="gr4" style:family="graphic" style:parent-style-name="standard">
      <style:graphic-properties svg:stroke-color="#000000" draw:fill="solid" draw:fill-color="#ffffff" draw:textarea-horizontal-align="justify" draw:textarea-vertical-align="middle" draw:auto-grow-height="false" fo:min-height="0.23cm" fo:min-width="4.703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5.01cm"/>
    </style:style>
    <style:style style:name="gr6" style:family="graphic" style:parent-style-name="standard">
      <style:graphic-properties svg:stroke-color="#000000" draw:fill="solid" draw:fill-color="#ffffff" draw:textarea-horizontal-align="justify" draw:textarea-vertical-align="middle" draw:auto-grow-height="false" fo:min-height="0.159cm" fo:min-width="5.507cm"/>
    </style:style>
    <style:style style:name="gr7" style:family="graphic" style:parent-style-name="standard">
      <style:graphic-properties draw:stroke="solid" svg:stroke-color="#000000" draw:fill="none" draw:fill-color="#ffffff" fo:min-height="2.351cm"/>
    </style:style>
    <style:style style:name="gr8" style:family="graphic" style:parent-style-name="standard">
      <style:graphic-properties draw:stroke="solid" svg:stroke-color="#000000" draw:fill="none" draw:fill-color="#ffffff" fo:min-height="3.291cm"/>
    </style:style>
    <style:style style:name="gr9" style:family="graphic" style:parent-style-name="objectwithoutfill">
      <style:graphic-properties svg:stroke-width="0.051cm" draw:marker-start-width="0.355cm" draw:marker-end="Arrow" draw:marker-end-width="0.457cm" draw:fill="none" draw:fill-color="#ffffff" draw:textarea-vertical-align="middle" fo:padding-top="0.15cm" fo:padding-bottom="0.15cm" fo:padding-left="0.275cm" fo:padding-right="0.275cm"/>
    </style:style>
    <style:style style:name="gr10" style:family="graphic" style:parent-style-name="standard">
      <style:graphic-properties svg:stroke-color="#000000" draw:fill="solid" draw:fill-color="#ffffff" draw:textarea-horizontal-align="justify" draw:textarea-vertical-align="middle" draw:auto-grow-height="false" fo:min-height="6.433cm" fo:min-width="10.09cm"/>
    </style:style>
    <style:style style:name="gr11" style:family="graphic" style:parent-style-name="standard">
      <style:graphic-properties svg:stroke-color="#000000" draw:fill="solid" draw:fill-color="#ffffff" draw:textarea-horizontal-align="justify" draw:textarea-vertical-align="middle" draw:auto-grow-height="false" fo:min-height="0.186cm" fo:min-width="10.092cm"/>
    </style:style>
    <style:style style:name="gr12" style:family="graphic" style:parent-style-name="objectwithoutfill">
      <style:graphic-properties svg:stroke-width="0.051cm" draw:marker-start-width="0.355cm" draw:marker-end="Arrow" draw:marker-end-width="0.508cm" draw:fill="none" draw:fill-color="#ffffff" draw:textarea-vertical-align="middle" fo:padding-top="0.15cm" fo:padding-bottom="0.15cm" fo:padding-left="0.275cm" fo:padding-right="0.275cm"/>
    </style:style>
    <style:style style:name="gr13" style:family="graphic" style:parent-style-name="standard">
      <style:graphic-properties svg:stroke-color="#000000" draw:fill="solid" draw:fill-color="#ffffff" draw:textarea-horizontal-align="justify" draw:textarea-vertical-align="middle" draw:auto-grow-height="false" fo:min-height="1.57cm" fo:min-width="3.643cm"/>
    </style:style>
    <style:style style:name="gr14" style:family="graphic" style:parent-style-name="standard">
      <style:graphic-properties svg:stroke-color="#000000" draw:fill="solid" draw:fill-color="#ffffff" draw:textarea-horizontal-align="justify" draw:textarea-vertical-align="middle" draw:auto-grow-height="false" fo:min-height="1.57cm" fo:min-width="3.644cm"/>
    </style:style>
    <style:style style:name="gr15" style:family="graphic" style:parent-style-name="standard">
      <style:graphic-properties svg:stroke-color="#000000" draw:fill="solid" draw:fill-color="#ffffff" draw:textarea-horizontal-align="justify" draw:textarea-vertical-align="middle" draw:auto-grow-height="false" fo:min-height="1.571cm" fo:min-width="3.644cm"/>
    </style:style>
    <style:style style:name="gr16" style:family="graphic" style:parent-style-name="standard">
      <style:graphic-properties svg:stroke-color="#000000" draw:fill="solid" draw:fill-color="#ffffff" draw:textarea-horizontal-align="justify" draw:textarea-vertical-align="middle" draw:auto-grow-height="false" fo:min-height="0.287cm" fo:min-width="3.76cm"/>
    </style:style>
    <style:style style:name="gr17" style:family="graphic" style:parent-style-name="standard">
      <style:graphic-properties svg:stroke-color="#000000" draw:fill="solid" draw:fill-color="#ffffff" draw:textarea-horizontal-align="justify" draw:textarea-vertical-align="middle" draw:auto-grow-height="false" fo:min-height="5.727cm" fo:min-width="5.947cm"/>
    </style:style>
    <style:style style:name="gr18" style:family="graphic" style:parent-style-name="standard">
      <style:graphic-properties svg:stroke-color="#000000" draw:fill="solid" draw:fill-color="#ffffff" draw:textarea-horizontal-align="justify" draw:textarea-vertical-align="middle" draw:auto-grow-height="false" fo:min-height="0.27cm" fo:min-width="5.929cm"/>
    </style:style>
    <style:style style:name="gr19" style:family="graphic" style:parent-style-name="standard">
      <style:graphic-properties svg:stroke-color="#000000" draw:fill="solid" draw:fill-color="#3399ff" draw:textarea-horizontal-align="justify" draw:textarea-vertical-align="middle" draw:auto-grow-height="false" fo:min-height="0.13cm" fo:min-width="1.409cm"/>
    </style:style>
    <style:style style:name="gr20" style:family="graphic" style:parent-style-name="standard">
      <style:graphic-properties svg:stroke-color="#000000" draw:fill="solid" draw:fill-color="#ffffff" draw:textarea-horizontal-align="justify" draw:textarea-vertical-align="middle" draw:auto-grow-height="false" fo:min-height="0.229cm" fo:min-width="5.126cm"/>
    </style:style>
    <style:style style:name="gr21" style:family="graphic" style:parent-style-name="standard">
      <style:graphic-properties svg:stroke-color="#000000" draw:fill="solid" draw:fill-color="#3399ff" draw:textarea-horizontal-align="justify" draw:textarea-vertical-align="middle" draw:auto-grow-height="false" fo:min-height="0.229cm" fo:min-width="0.069cm"/>
    </style:style>
    <style:style style:name="gr22" style:family="graphic" style:parent-style-name="standard">
      <style:graphic-properties draw:stroke="solid" svg:stroke-color="#000000" draw:fill="none" draw:fill-color="#ffffff" fo:min-height="4.231cm"/>
    </style:style>
    <style:style style:name="gr23" style:family="graphic" style:parent-style-name="standard">
      <style:graphic-properties draw:stroke="solid" svg:stroke-color="#000000" draw:fill="none" draw:fill-color="#ffffff" fo:min-height="5.692cm"/>
    </style:style>
    <style:style style:name="gr24" style:family="graphic" style:parent-style-name="standard">
      <style:graphic-properties draw:stroke="none" svg:stroke-color="#000000" draw:fill="none" draw:fill-color="#ffffff" draw:textarea-horizontal-align="left" draw:auto-grow-height="true" draw:auto-grow-width="false" fo:min-height="2.351cm" fo:min-width="0cm"/>
    </style:style>
    <style:style style:name="gr25" style:family="graphic" style:parent-style-name="standard">
      <style:graphic-properties draw:stroke="solid" svg:stroke-color="#000000" draw:fill="none" draw:fill-color="#ffffff" draw:textarea-horizontal-align="left" draw:auto-grow-height="true" draw:auto-grow-width="true" fo:min-height="0.471cm" fo:min-width="3.6cm"/>
    </style:style>
    <style:style style:name="gr26" style:family="graphic" style:parent-style-name="standard">
      <style:graphic-properties draw:stroke="solid" svg:stroke-color="#000000" draw:fill="none" draw:fill-color="#ffffff" draw:textarea-horizontal-align="left" draw:auto-grow-height="true" draw:auto-grow-width="true" fo:min-height="0.471cm" fo:min-width="3.765cm"/>
    </style:style>
    <style:style style:name="gr27" style:family="graphic" style:parent-style-name="standard">
      <style:graphic-properties draw:stroke="solid" svg:stroke-color="#000000" draw:fill="none" draw:fill-color="#ffffff" draw:textarea-horizontal-align="left" draw:auto-grow-height="true" draw:auto-grow-width="true" fo:min-height="0.471cm" fo:min-width="3.575cm"/>
    </style:style>
    <style:style style:name="gr28" style:family="graphic" style:parent-style-name="standard">
      <style:graphic-properties draw:stroke="solid" svg:stroke-color="#000000" draw:fill="none" draw:fill-color="#ffffff" draw:textarea-horizontal-align="left" draw:auto-grow-height="true" draw:auto-grow-width="true" fo:min-height="0.471cm" fo:min-width="4.07cm"/>
    </style:style>
    <style:style style:name="gr29"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30" style:family="graphic" style:parent-style-name="standard">
      <style:graphic-properties svg:stroke-color="#000000" draw:fill="solid" draw:fill-color="#ffffff" draw:textarea-horizontal-align="justify" draw:textarea-vertical-align="middle" draw:auto-grow-height="false" fo:min-height="4.877cm" fo:min-width="6.858cm"/>
    </style:style>
    <style:style style:name="gr31" style:family="graphic" style:parent-style-name="standard">
      <style:graphic-properties svg:stroke-color="#000000" draw:fill="solid" draw:fill-color="#ffffff" draw:textarea-horizontal-align="justify" draw:textarea-vertical-align="middle" draw:auto-grow-height="false" fo:min-height="0.25cm" fo:min-width="6.834cm"/>
    </style:style>
    <style:style style:name="gr32" style:family="graphic" style:parent-style-name="standard">
      <style:graphic-properties svg:stroke-color="#000000" draw:fill="solid" draw:fill-color="#3399ff" draw:textarea-horizontal-align="justify" draw:textarea-vertical-align="middle" draw:auto-grow-height="false" fo:min-height="0.22cm" fo:min-width="1.486cm"/>
    </style:style>
    <style:style style:name="gr33" style:family="graphic" style:parent-style-name="standard">
      <style:graphic-properties svg:stroke-color="#000000" draw:fill="solid" draw:fill-color="#ffffff" draw:textarea-horizontal-align="justify" draw:textarea-vertical-align="middle" draw:auto-grow-height="false" fo:min-height="0.219cm" fo:min-width="2.021cm"/>
    </style:style>
    <style:style style:name="gr34" style:family="graphic" style:parent-style-name="standard">
      <style:graphic-properties svg:stroke-color="#000000" draw:fill="solid" draw:fill-color="#ffffff" draw:textarea-horizontal-align="justify" draw:textarea-vertical-align="middle" draw:auto-grow-height="false" fo:min-height="0.197cm" fo:min-width="4.34cm"/>
    </style:style>
    <style:style style:name="gr35" style:family="graphic" style:parent-style-name="standard">
      <style:graphic-properties svg:stroke-color="#000000" draw:fill="solid" draw:fill-color="#ffffff" draw:textarea-horizontal-align="justify" draw:textarea-vertical-align="middle" draw:auto-grow-height="false" fo:min-height="0.196cm" fo:min-width="4.34cm"/>
    </style:style>
    <style:style style:name="gr36"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37" style:family="graphic" style:parent-style-name="standard">
      <style:graphic-properties draw:stroke="solid" svg:stroke-color="#000000" draw:fill="none" draw:fill-color="#ffffff" fo:min-height="2.821cm"/>
    </style:style>
    <style:style style:name="gr38" style:family="graphic" style:parent-style-name="standard">
      <style:graphic-properties draw:fill="solid" draw:fill-color="#ff0000" draw:textarea-horizontal-align="justify" draw:textarea-vertical-align="middle" draw:auto-grow-height="false" fo:min-height="0cm" fo:min-width="0cm"/>
    </style:style>
    <style:style style:name="gr39" style:family="graphic" style:parent-style-name="standard">
      <style:graphic-properties draw:fill="solid" draw:fill-color="#ff9900" draw:textarea-horizontal-align="justify" draw:textarea-vertical-align="middle" draw:auto-grow-height="false" fo:min-height="0cm" fo:min-width="0cm"/>
    </style:style>
    <style:style style:name="gr40" style:family="graphic" style:parent-style-name="standard">
      <style:graphic-properties draw:fill="solid" draw:fill-color="#66cc0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color="#ffffff" fo:font-size="8pt" style:font-size-asian="8pt" style:font-size-complex="8pt"/>
    </style:style>
    <style:style style:name="T1" style:family="text">
      <style:text-properties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14pt" style:font-size-asian="14pt" style:font-size-complex="14pt"/>
    </style:style>
    <style:style style:name="T4" style:family="text">
      <style:text-properties fo:color="#fffff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6" draw:id="id16" draw:layer="layout" svg:width="6.071cm" svg:height="4.243cm" svg:x="6.288cm" svg:y="2.067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1.489cm" svg:height="0.532cm" svg:x="9.973cm" svg:y="5.57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8cm" svg:height="0.531cm" svg:x="6.936cm" svg:y="5.575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255cm" svg:height="0.532cm" svg:x="6.592cm" svg:y="4.112cm">
          <text:p text:style-name="P1"><text:span text:style-name="T2">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5.51cm" svg:height="0.721cm" svg:x="6.572cm" svg:y="2.878cm">
          <draw:text-box>
            <text:p><text:span text:style-name="T1">Please enter the password</text:span></text:p>
          </draw:text-box>
        </draw:frame>
        <draw:custom-shape draw:style-name="gr6" draw:text-style-name="P1" draw:layer="layout" svg:width="6.071cm" svg:height="0.473cm" svg:x="6.288cm" svg:y="1.989cm">
          <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xml:id="id15" draw:id="id15" draw:layer="layout" svg:width="4.064cm" svg:height="2.601cm" svg:x="1.508cm" svg:y="2.028cm">
          <draw:text-box>
            <text:p><text:span text:style-name="T1">This is the window that will be displayed when the application is launched</text:span></text:p>
          </draw:text-box>
        </draw:frame>
        <draw:frame draw:style-name="gr8" draw:text-style-name="P4" xml:id="id1" draw:id="id1" draw:layer="layout" svg:width="4.872cm" svg:height="3.541cm" svg:x="1.208cm" svg:y="5.899cm">
          <draw:text-box>
            <text:p><text:span text:style-name="T1">When the OK button is clicked or enter is pressed, the application will check that the password entered matches the one on file. </text:span></text:p>
          </draw:text-box>
        </draw:frame>
        <draw:connector draw:style-name="gr9" draw:text-style-name="P1" draw:layer="layout" svg:x1="6.08cm" svg:y1="7.669cm" svg:x2="14.87cm" svg:y2="6.47cm" draw:start-shape="id1" draw:end-shape="id2" draw:end-glue-point="2" svg:d="M6080 7669h8790v-1199" svg:viewBox="0 0 8791 1200">
          <text:p/>
        </draw:connector>
        <draw:custom-shape draw:style-name="gr10" draw:text-style-name="P1" xml:id="id22" draw:id="id22" draw:layer="layout" svg:width="10.66cm" svg:height="6.753cm" svg:x="17.289cm" svg:y="2.356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xml:id="id9" draw:id="id9" draw:layer="layout" svg:width="10.66cm" svg:height="0.504cm" svg:x="17.289cm" svg:y="2.224cm">
          <text:p text:style-name="P1"><text:span text:style-name="T1">Main Menu</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line-skew="-0.09cm" svg:x1="10.717cm" svg:y1="5.574cm" svg:x2="3.644cm" svg:y2="5.899cm" draw:start-shape="id3" draw:start-glue-point="0" draw:end-shape="id1" svg:d="M10717 5574v-591h-7073v916" svg:viewBox="0 0 7074 917">
          <text:p/>
        </draw:connector>
        <draw:custom-shape draw:style-name="gr13" draw:text-style-name="P5" xml:id="id12" draw:id="id12" draw:layer="layout" svg:width="4.339cm" svg:height="2.016cm" svg:x="17.694cm" svg:y="3.029cm">
          <text:p text:style-name="P1"><text:span text:style-name="T3">Enter</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4" draw:id="id14" draw:layer="layout" svg:width="4.34cm" svg:height="2.016cm" svg:x="23.085cm" svg:y="3.029cm">
          <text:p text:style-name="P1"><text:span text:style-name="T3">Display</text:span></text:p>
          <text:p text:style-name="P1"><text:span text:style-name="T3">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0" draw:id="id10" draw:layer="layout" svg:width="4.34cm" svg:height="2.017cm" svg:x="17.696cm" svg:y="5.755cm">
          <text:p text:style-name="P1"><text:span text:style-name="T3">Edit</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3" draw:id="id13" draw:layer="layout" svg:width="4.34cm" svg:height="2.017cm" svg:x="23.097cm" svg:y="5.755cm">
          <text:p text:style-name="P1"><text:span text:style-name="T3">Delete</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4.318cm" svg:height="0.595cm" svg:x="23.098cm" svg:y="8.022cm">
          <text:p text:style-name="P1"><text:span text:style-name="T1">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11" draw:id="id11" draw:layer="layout" svg:width="6.509cm" svg:height="6.039cm" svg:x="6.321cm" svg:y="10.043cm">
          <text:p text:style-name="P1"/>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6.509cm" svg:height="0.6cm" svg:x="6.321cm" svg:y="9.925cm">
          <text:p text:style-name="P1"><text:span text:style-name="T1">Select Table</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xml:id="id4" draw:id="id4" draw:layer="layout" svg:width="1.949cm" svg:height="0.42cm" svg:x="8.661cm" svg:y="15.39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676cm" svg:height="0.529cm" svg:x="6.751cm" svg:y="13.387cm">
          <text:p text:style-name="P1"><text:span text:style-name="T1">Select Tab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0.619cm" svg:height="0.529cm" svg:x="11.808cm" svg:y="13.387cm">
          <text:p text:style-name="P1"><text:span text:style-name="T4">^</text:span></text:p>
          <text:p text:style-name="P1"><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xml:id="id2" draw:id="id2" draw:layer="layout" svg:width="4.064cm" svg:height="4.481cm" svg:x="12.838cm" svg:y="1.989cm">
          <draw:text-box>
            <text:p><text:span text:style-name="T1">After the password has been verified, the main menu window will be presented to the user. Here they will be able to select a number of options.</text:span></text:p>
          </draw:text-box>
        </draw:frame>
        <draw:frame draw:style-name="gr23" draw:text-style-name="P4" xml:id="id17" draw:id="id17" draw:layer="layout" svg:width="4.092cm" svg:height="5.942cm" svg:x="1.626cm" svg:y="10.113cm">
          <draw:text-box>
            <text:p><text:span text:style-name="T1">Once the user has selected a main menu option, they will be asked to select a table to apply the previous selection to. An appropriate message will be displayed in the label above the drop down menu</text:span></text:p>
          </draw:text-box>
        </draw:frame>
        <draw:frame draw:style-name="gr24" draw:text-style-name="P2" draw:layer="layout" svg:width="4.85cm" svg:height="2.601cm" svg:x="7.35cm" svg:y="10.891cm">
          <draw:text-box>
            <text:p text:style-name="P1"><text:span text:style-name="T1">Select a table to</text:span></text:p>
            <text:p text:style-name="P1"><text:span text:style-name="T1"/></text:p>
            <text:p text:style-name="P1"><text:span text:style-name="T1"><text:s/></text:span><text:span text:style-name="T1">[add a record to/view records/edit a record/delete a record]</text:span></text:p>
          </draw:text-box>
        </draw:frame>
        <draw:connector draw:style-name="gr9" draw:text-style-name="P1" draw:layer="layout" draw:line-skew="-0.992cm" svg:x1="8.661cm" svg:y1="15.604cm" svg:x2="8.208cm" svg:y2="16.562cm" draw:start-shape="id4" draw:start-glue-point="3" draw:end-shape="id5" svg:d="M8661 15604h-1946v958h1493" svg:viewBox="0 0 1947 959">
          <text:p/>
        </draw:connector>
        <draw:frame draw:style-name="gr25" draw:text-style-name="P4" xml:id="id5" draw:id="id5" draw:layer="layout" svg:width="4.1cm" svg:height="0.721cm" svg:x="8.208cm" svg:y="16.202cm">
          <draw:text-box>
            <text:p><text:span text:style-name="T1">Add Record - Page</text:span></text:p>
          </draw:text-box>
        </draw:frame>
        <draw:frame draw:style-name="gr26" draw:text-style-name="P4" xml:id="id6" draw:id="id6" draw:layer="layout" svg:width="4.265cm" svg:height="0.721cm" svg:x="8.208cm" svg:y="17.103cm">
          <draw:text-box>
            <text:p><text:span text:style-name="T1">Display Data - Page</text:span></text:p>
          </draw:text-box>
        </draw:frame>
        <draw:frame draw:style-name="gr27" draw:text-style-name="P4" xml:id="id7" draw:id="id7" draw:layer="layout" svg:width="4.075cm" svg:height="0.721cm" svg:x="8.209cm" svg:y="18.004cm">
          <draw:text-box>
            <text:p><text:span text:style-name="T1">Edit Record - Page</text:span></text:p>
          </draw:text-box>
        </draw:frame>
        <draw:frame draw:style-name="gr28" draw:text-style-name="P4" xml:id="id8" draw:id="id8" draw:layer="layout" svg:width="4.57cm" svg:height="0.721cm" svg:x="8.21cm" svg:y="18.905cm">
          <draw:text-box>
            <text:p><text:span text:style-name="T1">Delete Record - Page</text:span></text:p>
          </draw:text-box>
        </draw:frame>
        <draw:connector draw:style-name="gr9" draw:text-style-name="P1" draw:layer="layout" draw:line-skew="-0.992cm" svg:x1="8.661cm" svg:y1="15.604cm" svg:x2="8.208cm" svg:y2="17.463cm" draw:start-shape="id4" draw:start-glue-point="3" draw:end-shape="id6" draw:end-glue-point="3" svg:d="M8661 15604h-1946v1859h1493" svg:viewBox="0 0 1947 1860">
          <text:p/>
        </draw:connector>
        <draw:connector draw:style-name="gr9" draw:text-style-name="P1" draw:layer="layout" draw:line-skew="-0.993cm" svg:x1="8.661cm" svg:y1="15.604cm" svg:x2="8.209cm" svg:y2="18.364cm" draw:start-shape="id4" draw:start-glue-point="3" draw:end-shape="id7" draw:end-glue-point="3" svg:d="M8661 15604h-1946v2760h1494" svg:viewBox="0 0 1947 2761">
          <text:p/>
        </draw:connector>
        <draw:connector draw:style-name="gr9" draw:text-style-name="P1" draw:layer="layout" draw:line-skew="-0.994cm" svg:x1="8.661cm" svg:y1="15.604cm" svg:x2="8.21cm" svg:y2="19.265cm" draw:start-shape="id4" draw:start-glue-point="3" draw:end-shape="id8" draw:end-glue-point="3" svg:d="M8661 15604h-1946v3661h1495" svg:viewBox="0 0 1947 3662">
          <text:p/>
        </draw:connector>
        <draw:connector draw:style-name="gr29" draw:text-style-name="P1" draw:layer="layout" draw:line-skew="-0.234cm" svg:x1="14.87cm" svg:y1="1.989cm" svg:x2="22.619cm" svg:y2="2.224cm" draw:start-shape="id2" draw:start-glue-point="0" draw:end-shape="id9" draw:end-glue-point="0" svg:d="M14870 1989v-735h7749v970" svg:viewBox="0 0 7750 971">
          <text:p/>
        </draw:connector>
        <draw:connector draw:style-name="gr29" draw:text-style-name="P1" draw:layer="layout" draw:line-skew="0.143cm 1.866cm" svg:x1="19.866cm" svg:y1="5.755cm" svg:x2="12.83cm" svg:y2="13.062cm" draw:start-shape="id10" draw:start-glue-point="0" draw:end-shape="id11" draw:end-glue-point="1" svg:d="M19866 5755v-359h-2737v7666h-4299" svg:viewBox="0 0 7037 7667">
          <text:p/>
        </draw:connector>
        <draw:connector draw:style-name="gr29" draw:text-style-name="P1" draw:layer="layout" draw:line-skew="1.867cm" svg:x1="17.694cm" svg:y1="4.037cm" svg:x2="12.83cm" svg:y2="13.062cm" draw:start-shape="id12" draw:start-glue-point="3" draw:end-shape="id11" draw:end-glue-point="1" svg:d="M17694 4037h-565v9025h-4299" svg:viewBox="0 0 4865 9026">
          <text:p/>
        </draw:connector>
        <draw:connector draw:style-name="gr29" draw:text-style-name="P1" draw:layer="layout" draw:line-skew="0.143cm -0.835cm" svg:x1="25.267cm" svg:y1="5.755cm" svg:x2="12.83cm" svg:y2="13.062cm" draw:start-shape="id13" draw:start-glue-point="0" draw:end-shape="id11" draw:end-glue-point="1" svg:d="M25267 5755v-359h-8138v7666h-4299" svg:viewBox="0 0 12438 7667">
          <text:p/>
        </draw:connector>
        <draw:connector draw:style-name="gr29" draw:text-style-name="P1" draw:layer="layout" draw:line-skew="0.349cm -0.829cm" svg:x1="25.255cm" svg:y1="3.029cm" svg:x2="12.83cm" svg:y2="13.062cm" draw:start-shape="id14" draw:start-glue-point="0" draw:end-shape="id11" draw:end-glue-point="1" svg:d="M25255 3029v-152h-8126v10185h-4299" svg:viewBox="0 0 12426 10186">
          <text:p/>
        </draw:connector>
        <draw:custom-shape draw:style-name="gr16" draw:text-style-name="P2" xml:id="id18" draw:id="id18" draw:layer="layout" svg:width="4.318cm" svg:height="0.595cm" svg:x="17.799cm" svg:y="8.022cm">
          <text:p text:style-name="P1"><text:span text:style-name="T1">Change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7.412cm" svg:height="5.181cm" svg:x="19.888cm" svg:y="10.484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xml:id="id19" draw:id="id19" draw:layer="layout" svg:width="7.412cm" svg:height="0.578cm" svg:x="19.888cm" svg:y="10.389cm">
          <text:p text:style-name="P1"><text:span text:style-name="T1">Change Password</text:span></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 xml:id="id20" draw:id="id20" draw:layer="layout" svg:width="2.036cm" svg:height="0.52cm" svg:x="24.552cm" svg:y="14.697cm">
          <text:p text:style-name="P1"><text:span text:style-name="T1">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xml:id="id21" draw:id="id21" draw:layer="layout" svg:width="2.571cm" svg:height="0.519cm" svg:x="20.398cm" svg:y="14.698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 draw:layer="layout" svg:width="4.888cm" svg:height="0.495cm" svg:x="21.008cm" svg:y="11.434cm">
          <text:p text:style-name="P1"><text:span text:style-name="T2">Old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88cm" svg:height="0.494cm" svg:x="21.008cm" svg:y="12.738cm">
          <text:p text:style-name="P1"><text:span text:style-name="T2">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88cm" svg:height="0.494cm" svg:x="21.008cm" svg:y="13.669cm">
          <text:p text:style-name="P1"><text:span text:style-name="T2">Confirm 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1" draw:layer="layout" draw:type="line" svg:x1="5.572cm" svg:y1="3.328cm" svg:x2="6.288cm" svg:y2="4.188cm" draw:start-shape="id15" draw:start-glue-point="1" draw:end-shape="id16" draw:end-glue-point="3" svg:d="M5572 3328l716 860" svg:viewBox="0 0 717 861">
          <text:p/>
        </draw:connector>
        <draw:connector draw:style-name="gr36" draw:text-style-name="P1" draw:layer="layout" draw:type="line" svg:x1="5.718cm" svg:y1="13.084cm" svg:x2="6.321cm" svg:y2="13.062cm" draw:start-shape="id17" draw:start-glue-point="1" draw:end-shape="id11" draw:end-glue-point="3" svg:d="M5718 13084l603-22" svg:viewBox="0 0 604 23">
          <text:p/>
        </draw:connector>
        <draw:connector draw:style-name="gr29" draw:text-style-name="P1" draw:layer="layout" draw:line-skew="-0.248cm" svg:x1="19.958cm" svg:y1="8.617cm" svg:x2="23.594cm" svg:y2="10.389cm" draw:start-shape="id18" draw:end-shape="id19" draw:end-glue-point="0" svg:d="M19958 8617v638h3636v1134" svg:viewBox="0 0 3637 1773">
          <text:p/>
        </draw:connector>
        <draw:frame draw:style-name="gr37" draw:text-style-name="P4" draw:layer="layout" svg:width="8.255cm" svg:height="3.071cm" svg:x="19.561cm" svg:y="16.015cm">
          <draw:text-box>
            <text:p><text:span text:style-name="T1">When the Change Password option has been selected, the user will be prompted with the requirement to change the password. When the new password has been confirmed, they will get redirected to the main menu again</text:span></text:p>
          </draw:text-box>
        </draw:frame>
        <draw:connector draw:style-name="gr29" draw:text-style-name="P1" draw:layer="layout" draw:line-skew="0.151cm" svg:x1="25.57cm" svg:y1="15.217cm" svg:x2="14.87cm" svg:y2="6.47cm" draw:start-shape="id20" draw:start-glue-point="2" draw:end-shape="id2" draw:end-glue-point="2" svg:d="M25570 15217v653h-10700v-9400" svg:viewBox="0 0 10701 9401">
          <text:p/>
        </draw:connector>
        <draw:connector draw:style-name="gr29" draw:text-style-name="P1" draw:layer="layout" draw:line-skew="-0.762cm -1.886cm" svg:x1="20.398cm" svg:y1="14.957cm" svg:x2="22.619cm" svg:y2="9.109cm" draw:start-shape="id21" draw:start-glue-point="3" draw:end-shape="id22" draw:end-glue-point="2" svg:d="M20398 14957h-1264v-4940h3485v-908" svg:viewBox="0 0 3486 5849">
          <text:p/>
        </draw:connector>
        <draw:custom-shape draw:style-name="gr38" draw:text-style-name="P1" draw:layer="layout" svg:width="0.254cm" svg:height="0.254cm" svg:x="20.095cm" svg:y="10.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20.496cm" svg:y="10.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20.897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254cm" svg:height="0.254cm" svg:x="17.512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17.913cm" svg:y="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18.314cm" svg:y="2.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254cm" svg:height="0.254cm" svg:x="6.513cm" svg:y="10.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6.914cm" svg:y="10.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7.315cm" svg:y="10.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254cm" svg:height="0.254cm" svg:x="6.486cm" svg:y="2.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6.887cm" svg:y="2.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7.288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7T09:17:55.966109000</meta:creation-date>
    <meta:generator>LibreOffice/4.3.2.2$MacOSX_x86 LibreOffice_project/edfb5295ba211bd31ad47d0bad0118690f76407d</meta:generator>
    <dc:date>2014-11-23T16:53:30.089916000</dc:date>
    <meta:editing-duration>PT1H1M8S</meta:editing-duration>
    <meta:editing-cycles>15</meta:editing-cycles>
    <meta:document-statistic meta:object-count="64"/>
  </office:meta>
</office:document-meta>
</file>